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  <style:text-properties officeooo:rsid="00052e48" officeooo:paragraph-rsid="00052e48"/>
    </style:style>
    <style:style style:name="P4" style:family="paragraph" style:parent-style-name="Heading_20_2">
      <style:text-properties officeooo:rsid="00052e48" officeooo:paragraph-rsid="00052e48"/>
    </style:style>
    <style:style style:name="P5" style:family="paragraph" style:parent-style-name="Text_20_body">
      <style:text-properties officeooo:rsid="00052e48" officeooo:paragraph-rsid="00052e48"/>
    </style:style>
    <style:style style:name="P6" style:family="paragraph" style:parent-style-name="Text_20_body" style:list-style-name="L1">
      <style:text-properties officeooo:rsid="00052e48" officeooo:paragraph-rsid="00052e48"/>
    </style:style>
    <style:style style:name="P7" style:family="paragraph" style:parent-style-name="Text_20_body" style:list-style-name="L2">
      <style:text-properties officeooo:rsid="00052e48" officeooo:paragraph-rsid="00052e48"/>
    </style:style>
    <style:style style:name="P8" style:family="paragraph" style:parent-style-name="Text_20_body" style:list-style-name="L3">
      <style:text-properties officeooo:rsid="00052e48" officeooo:paragraph-rsid="00052e48"/>
    </style:style>
    <style:style style:name="P9" style:family="paragraph" style:parent-style-name="Text_20_body">
      <style:text-properties officeooo:rsid="00083759" officeooo:paragraph-rsid="00083759"/>
    </style:style>
    <style:style style:name="P10" style:family="paragraph" style:parent-style-name="Text_20_body" style:list-style-name="L4">
      <style:text-properties officeooo:rsid="00083759" officeooo:paragraph-rsid="00083759" fo:background-color="#ffff00"/>
    </style:style>
    <style:style style:name="P11" style:family="paragraph" style:parent-style-name="Text_20_body">
      <style:text-properties officeooo:rsid="00083759" officeooo:paragraph-rsid="00083759" fo:background-color="transparent"/>
    </style:style>
    <style:style style:name="P12" style:family="paragraph" style:parent-style-name="Text_20_body" style:list-style-name="L5">
      <style:text-properties officeooo:rsid="00083759" officeooo:paragraph-rsid="00083759" fo:background-color="transparent"/>
    </style:style>
    <style:style style:name="P13" style:family="paragraph" style:parent-style-name="Title">
      <style:text-properties officeooo:rsid="00052e48" officeooo:paragraph-rsid="00052e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Writedown MoCoBiBa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7_813263593" text:style-name="Index_20_Link" text:visited-style-name="Index_20_Link">1 Löten<text:tab/>2</text:a></text:p>
          <text:p text:style-name="P2"><text:a xlink:type="simple" xlink:href="#__RefHeading___Toc109_813263593" text:style-name="Index_20_Link" text:visited-style-name="Index_20_Link">1.1 Lötpaste auftragen<text:tab/>2</text:a></text:p>
          <text:p text:style-name="P2"><text:a xlink:type="simple" xlink:href="#__RefHeading___Toc111_813263593" text:style-name="Index_20_Link" text:visited-style-name="Index_20_Link">1.2 Heißluft-Löten<text:tab/>2</text:a></text:p>
        </text:index-body>
      </text:table-of-content>
      <text:p text:style-name="P5"/>
      <text:h text:style-name="P3" text:outline-level="1"><text:bookmark-start text:name="__RefHeading___Toc107_813263593"/>Löten<text:bookmark-end text:name="__RefHeading___Toc107_813263593"/></text:h>
      <text:h text:style-name="P4" text:outline-level="2"><text:bookmark-start text:name="__RefHeading___Toc109_813263593"/>Lötpaste auftragen<text:bookmark-end text:name="__RefHeading___Toc109_813263593"/></text:h>
      <text:list xml:id="list3265847243" text:style-name="L1">
        <text:list-item>
          <text:p text:style-name="P6">Mit anderen Platinen einen ‘Cage’ aufbauen, in welchen die zu lötende Platine eingeklemmt wird. </text:p>
        </text:list-item>
        <text:list-item>
          <text:p text:style-name="P6">Mit Isolierband befestigt</text:p>
        </text:list-item>
        <text:list-item>
          <text:p text:style-name="P6">etwas Lötpaste am oberen Rand der Schablone auftragen</text:p>
        </text:list-item>
        <text:list-item>
          <text:p text:style-name="P6">mit z.B. einer Plastikkarte über die Schablone ziehen, auf guten Anpressdruck der Schablone achten, sonst verläuft die Paste</text:p>
        </text:list-item>
        <text:list-item>
          <text:p text:style-name="P6">bei kleinen Footprints (QFN o.Ä.) wenn Möglich etwas weniger auftragen, sonst Lötbrücken!</text:p>
        </text:list-item>
      </text:list>
      <text:p text:style-name="P5"/>
      <text:h text:style-name="P4" text:outline-level="2"><text:bookmark-start text:name="__RefHeading___Toc111_813263593"/>Heißluft-Löten<text:bookmark-end text:name="__RefHeading___Toc111_813263593"/></text:h>
      <text:list xml:id="list2864336215" text:style-name="L2">
        <text:list-item>
          <text:p text:style-name="P7">Umliegende Fläche aufheizen lassen</text:p>
        </text:list-item>
        <text:list-item>
          <text:p text:style-name="P7">330°C, Luftstrom Stufe 5</text:p>
        </text:list-item>
        <text:list-item>
          <text:p text:style-name="P7">kleinere Mittlere Düse für kleine Bauteile wie 0805 SMD</text:p>
        </text:list-item>
        <text:list-item>
          <text:p text:style-name="P7">bei Ics mit SOIC Füße einzeln erhitzen, diese sind groß genug, dass es sie fast nicht verzieht</text:p>
        </text:list-item>
      </text:list>
      <text:p text:style-name="P5"/>
      <text:p text:style-name="P5">Problem mit MPU-6500:</text:p>
      <text:p text:style-name="P5">einige Lötbrücken entstanden</text:p>
      <text:list xml:id="list2712449521" text:style-name="L3">
        <text:list-item>
          <text:p text:style-name="P8">wieder herauslöten mit Heißluft und Flussmittel</text:p>
        </text:list-item>
        <text:list-item>
          <text:p text:style-name="P8">mit Kupferlitze Lötzinn entfernen</text:p>
        </text:list-item>
        <text:list-item>
          <text:p text:style-name="P8">mit Zahnstocher geringste Mengen auftragen. Es ist wenig nötig, da bereits das Pad und die Füße bezinnt sind</text:p>
        </text:list-item>
        <text:list-item>
          <text:p text:style-name="P8">IC wieder auf Footprint setzen</text:p>
        </text:list-item>
        <text:list-item>
          <text:p text:style-name="P8">verlöten und beten, dass keine Lötbrücken entstehen!</text:p>
        </text:list-item>
      </text:list>
      <text:p text:style-name="P5">Beim ersten Versuch ist eine Lötbrücke zw. VDDIO und AUX_CK, diese Stört aber (hoffentlich) nicht, da AUX_CK nicht verwendet wird </text:p>
      <text:p text:style-name="P5"/>
      <text:p text:style-name="P9">Kurzschluss zwischen 3V3 und GND</text:p>
      <text:list xml:id="list3419212619" text:style-name="L4">
        <text:list-item>
          <text:p text:style-name="P10">Vermutung: MPU-6500, aber noch nicht geklärt!</text:p>
        </text:list-item>
      </text:list>
      <text:p text:style-name="P11">Lötpaste unter ATTINY84</text:p>
      <text:list xml:id="list4159681823" text:style-name="L5">
        <text:list-item>
          <text:p text:style-name="P12"><text:soft-page-break/>muss noch mal gereflowed werden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0-11-22T23:02:05.632008125</dc:date>
    <meta:editing-duration>PT29M39S</meta:editing-duration>
    <meta:editing-cycles>5</meta:editing-cycles>
    <meta:document-statistic meta:table-count="0" meta:image-count="0" meta:object-count="0" meta:page-count="3" meta:paragraph-count="29" meta:word-count="212" meta:character-count="1323" meta:non-whitespace-character-count="1157"/>
  </office:meta>
</office:document-meta>
</file>